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ab9a" officeooo:paragraph-rsid="0012ab9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1a759" officeooo:paragraph-rsid="0021a759" style:font-weight-asian="bold" style:font-weight-complex="bold"/>
    </style:style>
    <style:style style:name="P3" style:family="paragraph" style:parent-style-name="Standard">
      <style:text-properties style:text-underline-style="none" fo:font-weight="normal" officeooo:rsid="0012ab9a" officeooo:paragraph-rsid="0012ab9a" style:font-weight-asian="normal" style:font-weight-complex="normal"/>
    </style:style>
    <style:style style:name="P4" style:family="paragraph" style:parent-style-name="Standard">
      <style:text-properties style:text-underline-style="none" fo:font-weight="normal" officeooo:rsid="00135619" officeooo:paragraph-rsid="00135619" style:font-weight-asian="normal" style:font-weight-complex="normal"/>
    </style:style>
    <style:style style:name="P5" style:family="paragraph" style:parent-style-name="Standard">
      <style:text-properties style:text-underline-style="none" fo:font-weight="normal" officeooo:rsid="001543a3" officeooo:paragraph-rsid="001543a3" style:font-weight-asian="normal" style:font-weight-complex="normal"/>
    </style:style>
    <style:style style:name="P6" style:family="paragraph" style:parent-style-name="Standard">
      <style:text-properties style:text-underline-style="none" fo:font-weight="normal" officeooo:rsid="0015d9c2" officeooo:paragraph-rsid="0015d9c2" style:font-weight-asian="normal" style:font-weight-complex="normal"/>
    </style:style>
    <style:style style:name="P7" style:family="paragraph" style:parent-style-name="Standard">
      <style:text-properties style:text-underline-style="none" fo:font-weight="normal" officeooo:rsid="0018cdd9" officeooo:paragraph-rsid="0018cdd9" style:font-weight-asian="normal" style:font-weight-complex="normal"/>
    </style:style>
    <style:style style:name="P8" style:family="paragraph" style:parent-style-name="Standard">
      <style:text-properties style:text-underline-style="none" fo:font-weight="normal" officeooo:rsid="001bea6d" officeooo:paragraph-rsid="001bea6d" style:font-weight-asian="normal" style:font-weight-complex="normal"/>
    </style:style>
    <style:style style:name="P9" style:family="paragraph" style:parent-style-name="Standard">
      <style:text-properties officeooo:rsid="0021a759" officeooo:paragraph-rsid="0021a759"/>
    </style:style>
    <style:style style:name="P10" style:family="paragraph" style:parent-style-name="Standard">
      <style:text-properties officeooo:rsid="0021bd91" officeooo:paragraph-rsid="0021bd91"/>
    </style:style>
    <style:style style:name="P11" style:family="paragraph" style:parent-style-name="Standard">
      <style:text-properties officeooo:rsid="0021a759" officeooo:paragraph-rsid="0021a759"/>
    </style:style>
    <style:style style:name="P12" style:family="paragraph" style:parent-style-name="Standard">
      <style:text-properties officeooo:rsid="00234416" officeooo:paragraph-rsid="00234416"/>
    </style:style>
    <style:style style:name="P13" style:family="paragraph" style:parent-style-name="Standard">
      <style:text-properties style:text-underline-style="solid" style:text-underline-width="auto" style:text-underline-color="font-color" fo:font-weight="bold" officeooo:rsid="00295276" officeooo:paragraph-rsid="00295276" style:font-weight-asian="bold" style:font-weight-complex="bold"/>
    </style:style>
    <style:style style:name="P14" style:family="paragraph" style:parent-style-name="Standard">
      <style:text-properties officeooo:rsid="002bfd8a" officeooo:paragraph-rsid="002cba17"/>
    </style:style>
    <style:style style:name="P15" style:family="paragraph" style:parent-style-name="Standard">
      <style:text-properties officeooo:rsid="002d15e4" officeooo:paragraph-rsid="002d15e4"/>
    </style:style>
    <style:style style:name="T1" style:family="text">
      <style:text-properties officeooo:rsid="0018cdd9"/>
    </style:style>
    <style:style style:name="T2" style:family="text">
      <style:text-properties officeooo:rsid="001ac81e"/>
    </style:style>
    <style:style style:name="T3" style:family="text">
      <style:text-properties officeooo:rsid="001bea6d"/>
    </style:style>
    <style:style style:name="T4" style:family="text">
      <style:text-properties officeooo:rsid="001d70ef"/>
    </style:style>
    <style:style style:name="T5" style:family="text">
      <style:text-properties officeooo:rsid="0021bd91"/>
    </style:style>
    <style:style style:name="T6" style:family="text">
      <style:text-properties officeooo:rsid="00234416"/>
    </style:style>
    <style:style style:name="T7" style:family="text">
      <style:text-properties officeooo:rsid="002384ff"/>
    </style:style>
    <style:style style:name="T8" style:family="text">
      <style:text-properties officeooo:rsid="0024836f"/>
    </style:style>
    <style:style style:name="T9" style:family="text">
      <style:text-properties officeooo:rsid="002622a1"/>
    </style:style>
    <style:style style:name="T10" style:family="text">
      <style:text-properties officeooo:rsid="0026bf53"/>
    </style:style>
    <style:style style:name="T11" style:family="text">
      <style:text-properties officeooo:rsid="00274d26"/>
    </style:style>
    <style:style style:name="T12" style:family="text">
      <style:text-properties officeooo:rsid="00279012"/>
    </style:style>
    <style:style style:name="T13" style:family="text">
      <style:text-properties officeooo:rsid="0028ca7f"/>
    </style:style>
    <style:style style:name="T14" style:family="text">
      <style:text-properties officeooo:rsid="002b10c4"/>
    </style:style>
    <style:style style:name="T15" style:family="text">
      <style:text-properties officeooo:rsid="002cba17"/>
    </style:style>
    <style:style style:name="T16" style:family="text">
      <style:text-properties officeooo:rsid="002fdd05"/>
    </style:style>
    <style:style style:name="T17" style:family="text">
      <style:text-properties officeooo:rsid="00303d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imación del parametro tasa de flujo</text:p>
      <text:p text:style-name="P3">Everingham y Rydell presentan un modelo de cadena de Markov de la evolución de la demanda de la cocaína sobre el tiempo. En el artículo se modifica este modelo eliminando la desecalada desde alta-intensidad a baja-intensidad por dos razones. La primera es que una tasa de flujo de desescalación no puede ser estimada de forma fiable. La segunda se debe a que los estudios sobre el cerebro de la última decada han incentibado una vista de que la adicción refleja cambios a largo plazo en los cerebros de los <text:span text:style-name="T1">consumidores</text:span>, que no son rápidamente reversibles por medio de la abstinencia. Esto significa que los <text:span text:style-name="T1">consumidores</text:span> de alta-intensidad son personas quienes han consumido con alta-intensidad y son propensos a volver hacerlo, aunque en cualquier momento dado pueden o no estar consumiendo con alta-intensidad. Así en este modelo modificado el consumo de alta-intensidad incluye tanto atracones periódicos como uso estable.</text:p>
      <text:p text:style-name="P3"/>
      <text:p text:style-name="P4">Este modelo modificado de demanda de cocaina tiene así solo tres tasas de flujos: dejar de consumir desde la etapa de baja-intensidad (denotado a), escalar desde consumo de baja-intensidad a consumo de alta-intensidad (denotado b) y dejar de consumir desde la etapa de alta-intensidad(denotado g). En ecuaciones el modelo es:</text:p>
      <text:p text:style-name="P4"/>
      <text:p text:style-name="P4">L(t+1) = (1-a-b)*L(t)+I(t)</text:p>
      <text:p text:style-name="P4">H(t+1)=(1-g)*H(t) + b*L(t)</text:p>
      <text:p text:style-name="P4"/>
      <text:p text:style-name="P4">donde, L(t) es el numero de consumidores de baja-intensidad en el año t, H(t) es el número de consumidores de alta-intensidad en el año t y I(t) es el número de nuevos consumidores en el año t.</text:p>
      <text:p text:style-name="P4"/>
      <text:p text:style-name="P5">Para toda combinación de las cuatro series de datos de consumidores de baja-alta intensidad de la tabla 1 (incluyendo crónicos y ocasionales), y para todas las series (35 series) de nuevos consumidadores, se obtuvieron las tasas de flujo anuales que mejor se ajustan (en la tabla 3 se muestran algunas). Más específicamente el modelo se inició con L(1972) y H(1972) como se da en la tabla 1, y obtener el mejor ajuste para este modelo modificado se considera minim<text:span text:style-name="T2">i</text:span>zar la suma de los cuadrados de los errores o diferencias <text:span text:style-name="T2">(SSE)</text:span> entre los datos obtenidos del modelo (alta y baja intensidad) y los de la tabla 1.</text:p>
      <text:p text:style-name="P5"/>
      <text:p text:style-name="P6">Este procedimiento de ajuste es más directo que el de Everingham y Rydell. Ellos ajustaron conforme a tres objetivos: el número total de usuarios para años seleccionados entre 1972 y 1992, las proporciones de consumidores ‘heavy’ en tres años específicos (1985, 1988 y 1990), y una tasa del grupo de retención. Nuestras series extienden los dos primeros objetivos pero ingnoran al tercero. Afortunadamente, con las series ahora disponibles, solamente los datos proporcionan un objetivo suficientemente especifico que solo rangos relativamente estrechos de valores de parametros producen una ajuste razonable. En la tabla tres se reporta los resultados obtenidos para las seis series de nuevos consumidores dados en la tabla 2. Tanto porcentaje de error medio absoluto (MAPE en la tabla), como las diferencias se incluyen. LH denota consumidores ‘light’ y ‘heavy’; OC denota consumidores ‘ocasional’ y crónico’. </text:p>
      <text:p text:style-name="P6"/>
      <text:p text:style-name="P7">El OC #2 produce en cierto modo diferencias menores. También, las tasas de flujo de entrada y salida en el consumo ‘heavy’ son mucho mayores que en las otras tres <text:span text:style-name="T3">series</text:span> debido a que el ajuste del modelo fuerza a los consumidores ocasionales a escalar rápidamente para llegar al número de usuarios crónicos en los primeros años. La tasa de salida también está inflada para evitar que el número de usuarios crónicos crezca demasiado en la década de 1990. Antes se mencionó que esta serie de datos no es una buena representación del curso de la epidemia debido al número demasiado grande de consumidores crónicos que proporciona.</text:p>
      <text:p text:style-name="P7"/>
      <text:p text:style-name="P7"><text:soft-page-break/>Los ajustes son claramente mejor<text:span text:style-name="T3">e</text:span>s para las B-variantes de nuevos consumidores. Son ligeramente mejores si en los años más recientes se usa el segundo sondeo más cercano al año en lugar del primero para estimar la iniciación.</text:p>
      <text:p text:style-name="P7"/>
      <text:p text:style-name="P7">Aun así, para las tres series restantes (LH #1, LH #2 y OC #1) hay un alto grado de concordancia en la estimación de parámetros en los seis escenarios de nuevos consumidores. De forma que nos centraremos en la media y el ra<text:span text:style-name="T3">n</text:span>go de estos valores en las series de nuevos consumidores, y no se describiran en detalle diferencias entre los escenarios de iniciación.</text:p>
      <text:p text:style-name="P7"/>
      <text:p text:style-name="P8">En general, este simple modelo de dos estados y tres parámetros reproduce la histórica epidemia de la cocaina remarcablemente bien. En la figura 2 se muestra los resultados para la serie de nuevos consumidores 1B y la serie de datos LH #1 <text:span text:style-name="T4">(consumidores ‘light’ y ‘heavy’, con proporcion de consumidores del año pasado que consumen ‘heavy’ para los años 1972-1987 igual a 0.7 veces la correspondiente proporción que son cónicos en las serires Abt/ONDCP)</text:span>. Se ha mostrado intencionalmente esta pues a pesar de ser el peor ajusta de los LH + variante B se ajusta bastante bien. El mayor fallo es al reproducir el aumento de consumidores ‘light’ a finales de la decada de los noventa. Este aumento surge del correspondinete aumneto en las serires Abt/ONDCP para consumidores ocasionales. Ninguno de los modelos puede reprodirlo, debido a que no hay un aumento significativo de nuevos consumidores en ese periodo de tiempo en ninguno de los sondeos.</text:p>
      <text:p text:style-name="P8"/>
      <text:p text:style-name="P2">Comparación de estimaciones de la tasa de flujo</text:p>
      <text:p text:style-name="P9">La tabla 4 compara los valores estimados por E&amp;R del parámetro tasa de flujo con aquellos para las tres series de uso corriente en la tabla 1 de maś interés. Los parámetros son considerados ambos en y de sí mismo<text:span text:style-name="T6">s</text:span> y en la forma de ratios que tienen interpretaciones más intuitivas. El ratio 1/(a+b) es el tiempo de permanencia medio en el estado de consumo de baja intensidad; el ratio b/(a+b) da la proporción de nuevos consumidores que escalan al consumo de alta intensidad; y el ratio 1/g es el tiempo de permanencia medio en el estado de consumo de alta intensidad.</text:p>
      <text:p text:style-name="P9"/>
      <text:p text:style-name="P9">Las estimaciones de cese en el consumo anual para el nivel de consumo de baja intensidad son un tercio mayores que las originales de E&amp;R, <text:span text:style-name="T6">para les tres nuevas series</text:span>. Esto se debe, en primer lugar, a que E&amp;R trabajaron con series de datos de nuevos consumidores que pudieron ser demasiado bajas, lo que requiere menores tasas de cese de consumo para el nivel ‘light’ para así aproximarse al uso corriente objetivo en el nivel ‘light’. En segundo lugar, E&amp;R solo se ajustan hasta 1992, y de ahí, solo se ajusta a unos pocos años de las tasas relativamente bajas de consumo de baja intensidad. Como resultado, las series modeladas sobrepasan el consumo entre 1990-1992. Con las series más la<text:span text:style-name="T7">r</text:span>gas y actuales se pone más enfasis en reducir la frecuencia de consumidores de baja intensidad h<text:span text:style-name="T8">as</text:span>ta los niveles observados en los 90, <text:span text:style-name="T9">lo </text:span>que requiere mayores tasas de a.</text:p>
      <text:p text:style-name="P9"/>
      <text:p text:style-name="P9">Mayores tasas de cese de consumo ‘light’ no implican menores estimaciones de la porporción de usuarios que escalan al consumo de alta intensidad ya que las nuevas estimaciones de la tasa de flujo b son también mayores que las usadas por E&amp;R. Para ambos conjuntos de objetivos de LH, el incremento de b es prácticamnete proporcional al incremento de a, dejando la probabilidad de escalado invariante en torno a 13-14%. Para los objetivos de OC, el número de consumidores de alta intensidad es mayor. Esto lleva a una estimación incluso mayor del parámetro a en OC #1, sugiriendo así una mayor proporción de escalado a consumo crónico (~19%), pero dadas las diferencias en la definición entre consumo ‘heavy’ y ‘chronic’, este mayor proporción de escalado no es inconsistente con el 13-14% de porporción de escalado a consumo ‘heavy’.</text:p>
      <text:p text:style-name="P9"/>
      <text:p text:style-name="P9">La mayor diferencia entre las nuevas estimaciones de los parámetros y las originales está en la tasa anual de <text:span text:style-name="T10">cese de</text:span> consumo de alta intensidad. Esto se ve con mayor facilidad en término<text:span text:style-name="T11">s</text:span> del recíproco de g, es decir, la duración media de una adicción de alta intensidad. Las tres n<text:span text:style-name="T11">ue</text:span>vas series ponen esta duración en 12-13 a<text:span text:style-name="T12">ños</text:span>, mientras que E&amp;R ponían esta duración en 16,6 años. <text:soft-page-break/>Matemáticamente esto se debe a que el consumo ‘heavy’ <text:s/>acababa de emepzar su declive <text:span text:style-name="T5">para E&amp;R cuyas series de frecuencia van hasta 1992, mientras que las series de ONDCP, que duran hasta el 2000, muestra claramente un declive sustancial en el número de usuarios crónicos.</text:span></text:p>
      <text:p text:style-name="P9"/>
      <text:p text:style-name="P10">Cuando E&amp;R presentaron su trabajo a académicos y responsables políticos al comienzo de la década de los 90, la noción de que la adicción de un consumidor de cocaina ‘heavy’ pudiese durar más de unos pocos años contradecía la sabiduría convencional de la época. El comportamiento característico del consumo excesivo de cocaina era visto inestable por naturalez y poco probable a permitir largas adicciones del tipo visto con la heroina. </text:p>
      <text:p text:style-name="P10"/>
      <text:p text:style-name="P10">Para darle un poco de sentido de magnitud, E&amp;R, juzgaron que la media de consumo anual para un usuario ‘heavy’ está en torno a los 120 gramos anuales, y Caulkin<text:span text:style-name="T13">s</text:span> et al. <text:span text:style-name="T13">a</text:span>daptando las figuras Harwood et al.’s estima que la media de coste social por gramo consumido en USA es de 215$ aproximadamente. 12 años de consumo a 120 gramos por año y con un coste social de 215$ por gramo implica un coste social total por adicción de consumidor ‘heavy’ de 300.000$. Esto implica que un tratamiento moderadamente caro o otras intervenciones que pueden llevar a un 1% de probabilidades de llegar a una abstinencia mantenidad puede ser rentable.</text:p>
      <text:p text:style-name="P10"/>
      <text:p text:style-name="P10">Conociendo la longitud media de una adicción para un consumidor ‘heavy’, las tasas de consumo anuales y el coste social por unidad consumidad lleva a <text:span text:style-name="T6">calcular un punto de equilibrio de la efectividad necesaria para que los ahorros sociales igualen el costo del programa. En términos más simples, un programa de tratamiento de coste 3000$ llevaría a un punto de equilibrio si induce a un 1% de los tratados a cesar su consumo ya que 300000x1% = 3.000$. Visto así, hasta una tasa de recaída del 80% o más no implica necesariamente un fallo del programa.</text:span></text:p>
      <text:p text:style-name="P10"/>
      <text:p text:style-name="P12">Estas estimaciones de parámetro de flujo pueden ser comparadas con las producidas por Knoll y Zuba quienes trabajaron con versiones del modelo continuas en el tiempo, en cierto modo procedimientos de ajuste distintos, y una versión más antigua de ONDCP. Estas mostraron práctimanete nin<text:span text:style-name="T13">g</text:span>ún declive en el número de usuarios crónicos entre 1990 y 1999. Como resultado las estimaciones de Knoll y Zuba de la tasa de cese del consumo de alta intensidad era menor que la estimación original de E&amp;R. Sus estimaciones de a, b, y , por tanto, de los ratios 1/(a+b) y b/(a+b) eran muy similares a los aquí encontrados, particularmente para OC #1 ya que Knoll y Zuba trabajaron exclusivamente en unidades de ocasional y crónico.</text:p>
      <text:p text:style-name="P12"/>
      <text:p text:style-name="P13">Implicaciones para <text:span text:style-name="T14">cambiar</text:span> del curso de la epidemia.</text:p>
      <text:p text:style-name="P14">El resultado más citado de Everingham y Rydell fue probablemente su figura que representa gráficamente la demanda de cocaina por parte de consumidores ‘light’ y ‘heavy’ a lo largo del tiempo, asumiendo que cada usuario ‘heavy’ consume en torno a 7.25 veces lo que consume un usuario ‘light’. De este gráfico de obtienen dos asombrosos resultados: primero, la demanda total permaneció estable entre 1984 y 1992 incluso a pesar de que el número de consumidores calló considerablemente, lo que se debe a que, la naturaleza de la demanda de la cocaina cambió de forma marcada, <text:span text:style-name="T15">originalmente la demanda derivaba de forma primaria de los usuarios ‘light’ pero más adelante provino de los usuarios ‘heavy’. Más especificamente, en 1980 los usuarios ‘light’ componen el 59% de la demanda de cocaina, mientras que para 1990 la demanda de estos calló hasta el 31%.</text:span></text:p>
      <text:p text:style-name="P14"/>
      <text:p text:style-name="P14"><text:span text:style-name="T15"><text:s/>La figura 4 reproduce la gráfica de E&amp;R, extendida hasta el año 2000 (el año final de nuestro analisis) y aumenta con una proyección hasta 2012 asumiendo que las tasas de flujo del modelo no cambian y los nuevos consumidores se establizan en 850000 por año (la media reportada por NHSDA). La nueva gráfica es práctimante igual, la demanda total de los usuarios ‘light’ cae desde el 57% en 1980 hasta el 27% en 1990. La demanda total es estable en la figura 4 desde 1984 hasta 1990, pero empieza a caer en 1991 y 1992, lo que presuntamente se debe a que nuestra estimación </text:span><text:soft-page-break/><text:span text:style-name="T15">de g es mayor que la de E&amp;R. Para el año 2000, la demanda cae un tercio desde su punto álgido a finales de los 80. Como sea, si los datos de nuevos consumidores se estabilizan a 850000 por año, se prevé que la demanda decline solo un 1% al año hasta 2012, y asintóticamente se aproxime a un nivel solo un sexto por debajo de la demanda en el año 2000.</text:span></text:p>
      <text:p text:style-name="P9"/>
      <text:p text:style-name="P15">Obviam<text:span text:style-name="T16">en</text:span>te distintos escenarios de nuevos consumidores llevan a distintas proyecciones futuras. Por ejemplo, si los nuevos consumidores a partir del 2001 se estabilizase en torno a los 500000, entonces la demanda general se prevé que caiga un tercio entre el 2000 y el 2012 y se aproxime a una asíntota que es solo la mitad de la demanda del año 2000 y una tercera parte del pico de demanda alzanzado en 1987. Quitando niveles tan bajos de nuevos consumidores, este modelo predice la demanda de cocaina estabilizandose a niveles no demasiado lejos de los actuales. De hecho, si los nuevos consumidores se estabilizasen en 1.5 millones al año, es modelo prevé un estado de demanda estable igual al pico observado a finales de los 80. Aunque los datos futuros de nuevos consumidores no se conocen, esta capacidad de predicción del modelo puede ayudar a representantes políti<text:span text:style-name="T17">co</text:span>s a <text:span text:style-name="T17">investigar</text:span> las implicaciones de distintos escenarios de nuevos consumidores y anticipar los niveles de recursos que pueden necesitarse en el futur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9:37:53.628856927</meta:creation-date>
    <dc:date>2020-06-12T18:57:57.292294495</dc:date>
    <meta:editing-duration>PT1H7M59S</meta:editing-duration>
    <meta:editing-cycles>22</meta:editing-cycles>
    <meta:generator>LibreOffice/6.0.7.3$Linux_X86_64 LibreOffice_project/00m0$Build-3</meta:generator>
    <meta:document-statistic meta:table-count="0" meta:image-count="0" meta:object-count="0" meta:page-count="4" meta:paragraph-count="25" meta:word-count="2254" meta:character-count="13366" meta:non-whitespace-character-count="11133"/>
  </office:meta>
</office:document-meta>
</file>